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18in"/>
    </style:style>
    <style:style style:name="co2" style:family="table-column">
      <style:table-column-properties fo:break-before="auto" style:column-width="0.92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3_aggregate" table:style-name="ta1">
        <table:shapes>
          <draw:frame draw:z-index="0" draw:style-name="gr1" draw:text-style-name="P1" svg:width="6.2972in" svg:height="3.5453in" svg:x="1.2575in" svg:y="3.1587in">
            <draw:object draw:notify-on-update-of-ranges="r3_aggregate.C36:r3_aggregate.C43 r3_aggregate.D35:r3_aggregate.D35 r3_aggregate.D36:r3_aggregate.D43 r3_aggregate.C36:r3_aggregate.C43 r3_aggregate.E35:r3_aggregate.E35 r3_aggregate.E36:r3_aggregate.E43 r3_aggregate.C36:r3_aggregate.C43 r3_aggregate.F35:r3_aggregate.F35 r3_aggregate.F36:r3_aggregate.F43 r3_aggregate.C36:r3_aggregate.C43 r3_aggregate.G35:r3_aggregate.G35 r3_aggregate.G36:r3_aggregate.G43 r3_aggregate.C36:r3_aggregate.C43 r3_aggregate.H35:r3_aggregate.H35 r3_aggregate.H36:r3_aggregate.H4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72in" svg:height="3.5453in" svg:x="8.487in" svg:y="2.9488in">
            <draw:object draw:notify-on-update-of-ranges="r3_aggregate.J36:r3_aggregate.J40 r3_aggregate.K35:r3_aggregate.K35 r3_aggregate.K36:r3_aggregate.K40 r3_aggregate.J36:r3_aggregate.J40 r3_aggregate.L35:r3_aggregate.L35 r3_aggregate.L36:r3_aggregate.L40 r3_aggregate.J36:r3_aggregate.J40 r3_aggregate.M35:r3_aggregate.M35 r3_aggregate.M36:r3_aggregate.M40 r3_aggregate.J36:r3_aggregate.J40 r3_aggregate.N35:r3_aggregate.N35 r3_aggregate.N36:r3_aggregate.N40 r3_aggregate.J36:r3_aggregate.J40 r3_aggregate.O35:r3_aggregate.O35 r3_aggregate.O36:r3_aggregate.O40 r3_aggregate.J36:r3_aggregate.J40 r3_aggregate.P35:r3_aggregate.P35 r3_aggregate.P36:r3_aggregate.P40 r3_aggregate.J36:r3_aggregate.J40 r3_aggregate.Q35:r3_aggregate.Q35 r3_aggregate.Q36:r3_aggregate.Q40 r3_aggregate.J36:r3_aggregate.J40 r3_aggregate.R35:r3_aggregate.R35 r3_aggregate.R36:r3_aggregate.R4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9" table:default-cell-style-name="Default"/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23332" calcext:value-type="float">
            <text:p>0.012333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5733" calcext:value-type="float">
            <text:p>0.02573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437241" calcext:value-type="float">
            <text:p>0.043724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553679" calcext:value-type="float">
            <text:p>0.055367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90019" calcext:value-type="float">
            <text:p>0.09001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6819" calcext:value-type="float">
            <text:p>0.02681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425911" calcext:value-type="float">
            <text:p>0.042591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5545" calcext:value-type="float">
            <text:p>0.0554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71924" calcext:value-type="float">
            <text:p>0.07192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871272" calcext:value-type="float">
            <text:p>0.087127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87161" calcext:value-type="float">
            <text:p>0.18716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208887" calcext:value-type="float">
            <text:p>0.20888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220186" calcext:value-type="float">
            <text:p>0.22018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245478" calcext:value-type="float">
            <text:p>0.24547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259322" calcext:value-type="float">
            <text:p>0.25932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57493" calcext:value-type="float">
            <text:p>1.5749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60254" calcext:value-type="float">
            <text:p>1.6025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61838" calcext:value-type="float">
            <text:p>1.6183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65694" calcext:value-type="float">
            <text:p>1.6569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68109" calcext:value-type="float">
            <text:p>1.6810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7.1298" calcext:value-type="float">
            <text:p>7.129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75035" calcext:value-type="float">
            <text:p>3.7503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78393" calcext:value-type="float">
            <text:p>3.7839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80759" calcext:value-type="float">
            <text:p>3.8075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87717" calcext:value-type="float">
            <text:p>3.8771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64.3516" calcext:value-type="float">
            <text:p>64.351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2.3743" calcext:value-type="float">
            <text:p>32.374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6.2365" calcext:value-type="float">
            <text:p>16.236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8.21724" calcext:value-type="float">
            <text:p>8.2172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4.16505" calcext:value-type="float">
            <text:p>4.1650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49.547" calcext:value-type="float">
            <text:p>149.54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75.0636" calcext:value-type="float">
            <text:p>75.063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8.53" calcext:value-type="float">
            <text:p>38.5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78.104" calcext:value-type="float">
            <text:p>378.104</text:p>
          </table:table-cell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117707" calcext:value-type="float">
            <text:p>0.0011770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307393" calcext:value-type="float">
            <text:p>0.0030739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170898" calcext:value-type="float">
            <text:p>0.0017089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509906" calcext:value-type="float">
            <text:p>0.0050990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332091" calcext:value-type="float">
            <text:p>0.033209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866199" calcext:value-type="float">
            <text:p>0.0086619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921202" calcext:value-type="float">
            <text:p>0.0092120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823593" calcext:value-type="float">
            <text:p>0.0082359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804996" calcext:value-type="float">
            <text:p>0.0080499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03478" calcext:value-type="float">
            <text:p>0.010347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27198" calcext:value-type="float">
            <text:p>0.072719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63678" calcext:value-type="float">
            <text:p>0.06367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43601" calcext:value-type="float">
            <text:p>0.0436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505741" calcext:value-type="float">
            <text:p>0.050574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574589" calcext:value-type="float">
            <text:p>0.057458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609111" calcext:value-type="float">
            <text:p>0.60911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472762" calcext:value-type="float">
            <text:p>0.47276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372192" calcext:value-type="float">
            <text:p>0.37219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372318" calcext:value-type="float">
            <text:p>0.37231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375984" calcext:value-type="float">
            <text:p>0.37598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5.07899" calcext:value-type="float">
            <text:p>5.0789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58926" calcext:value-type="float">
            <text:p>2.5892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40734" calcext:value-type="float">
            <text:p>2.4073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41992" calcext:value-type="float">
            <text:p>2.4199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59969" calcext:value-type="float">
            <text:p>2.5996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59.8821" calcext:value-type="float">
            <text:p>59.882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8.7795" calcext:value-type="float">
            <text:p>28.779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5.4957" calcext:value-type="float">
            <text:p>15.495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8.36433" calcext:value-type="float">
            <text:p>8.3643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3.81987" calcext:value-type="float">
            <text:p>3.8198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75.065" calcext:value-type="float">
            <text:p>175.06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89.7104" calcext:value-type="float">
            <text:p>89.710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4.7145" calcext:value-type="float">
            <text:p>44.714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714.973" calcext:value-type="float">
            <text:p>714.973</text:p>
          </table:table-cell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147009" calcext:value-type="float">
            <text:p>0.0014700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202084" calcext:value-type="float">
            <text:p>0.0020208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283313" calcext:value-type="float">
            <text:p>0.0028331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489497" calcext:value-type="float">
            <text:p>0.0048949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814915" calcext:value-type="float">
            <text:p>0.0081491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44229" calcext:value-type="float">
            <text:p>0.004422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446391" calcext:value-type="float">
            <text:p>0.0044639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470781" calcext:value-type="float">
            <text:p>0.0047078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612807" calcext:value-type="float">
            <text:p>0.0061280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12059" calcext:value-type="float">
            <text:p>0.011205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5789" calcext:value-type="float">
            <text:p>0.02578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9691" calcext:value-type="float">
            <text:p>0.01969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62179" calcext:value-type="float">
            <text:p>0.016217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72441" calcext:value-type="float">
            <text:p>0.017244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11" calcext:value-type="float">
            <text:p>0.021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215045" calcext:value-type="float">
            <text:p>0.21504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48806" calcext:value-type="float">
            <text:p>0.14880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07256" calcext:value-type="float">
            <text:p>0.10725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75247" calcext:value-type="float">
            <text:p>0.07524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598271" calcext:value-type="float">
            <text:p>0.059827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2.15439" calcext:value-type="float">
            <text:p>2.1543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.33826" calcext:value-type="float">
            <text:p>1.3382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.49052" calcext:value-type="float">
            <text:p>1.4905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86717" calcext:value-type="float">
            <text:p>0.8671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347314" calcext:value-type="float">
            <text:p>0.34731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3.7052" calcext:value-type="float">
            <text:p>33.705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25.0219" calcext:value-type="float">
            <text:p>25.021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3.9349" calcext:value-type="float">
            <text:p>13.934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7.17709" calcext:value-type="float">
            <text:p>7.1770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.71253" calcext:value-type="float">
            <text:p>3.7125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24.764" calcext:value-type="float">
            <text:p>124.76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66.8278" calcext:value-type="float">
            <text:p>66.827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5.1822" calcext:value-type="float">
            <text:p>35.182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295.161" calcext:value-type="float">
            <text:p>295.161</text:p>
          </table:table-cell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155652" calcext:value-type="float">
            <text:p>0.0015565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214005" calcext:value-type="float">
            <text:p>0.002140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315738" calcext:value-type="float">
            <text:p>0.0031573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613761" calcext:value-type="float">
            <text:p>0.0061376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12028" calcext:value-type="float">
            <text:p>0.01202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468254" calcext:value-type="float">
            <text:p>0.0046825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492299" calcext:value-type="float">
            <text:p>0.0049229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5687" calcext:value-type="float">
            <text:p>0.00568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774801" calcext:value-type="float">
            <text:p>0.007748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14884" calcext:value-type="float">
            <text:p>0.01488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69305" calcext:value-type="float">
            <text:p>0.02693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0939" calcext:value-type="float">
            <text:p>0.02093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01634" calcext:value-type="float">
            <text:p>0.020163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19404" calcext:value-type="float">
            <text:p>0.021940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53954" calcext:value-type="float">
            <text:p>0.025395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565688" calcext:value-type="float">
            <text:p>0.56568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33711" calcext:value-type="float">
            <text:p>0.3371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18674" calcext:value-type="float">
            <text:p>0.11867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859295" calcext:value-type="float">
            <text:p>0.085929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78765" calcext:value-type="float">
            <text:p>0.07876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4.51456" calcext:value-type="float">
            <text:p>4.5145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3.38122" calcext:value-type="float">
            <text:p>3.3812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.86982" calcext:value-type="float">
            <text:p>1.8698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999968" calcext:value-type="float">
            <text:p>0.99996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478181" calcext:value-type="float">
            <text:p>0.47818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35.1576" calcext:value-type="float">
            <text:p>35.157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26.7364" calcext:value-type="float">
            <text:p>26.736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5.6177" calcext:value-type="float">
            <text:p>15.617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8.39749" calcext:value-type="float">
            <text:p>8.3974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4.32553" calcext:value-type="float">
            <text:p>4.3255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24.985" calcext:value-type="float">
            <text:p>124.98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67.2808" calcext:value-type="float">
            <text:p>67.280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36.6607" calcext:value-type="float">
            <text:p>36.660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298.798" calcext:value-type="float">
            <text:p>298.798</text:p>
          </table:table-cell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163496" calcext:value-type="float">
            <text:p>0.0016349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245905" calcext:value-type="float">
            <text:p>0.0024590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362456" calcext:value-type="float">
            <text:p>0.0036245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716603" calcext:value-type="float">
            <text:p>0.0071660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148126" calcext:value-type="float">
            <text:p>0.014812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490355" calcext:value-type="float">
            <text:p>0.0049035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12505" calcext:value-type="float">
            <text:p>0.0051250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600743" calcext:value-type="float">
            <text:p>0.0060074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969696" calcext:value-type="float">
            <text:p>0.0096969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181365" calcext:value-type="float">
            <text:p>0.018136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73151" calcext:value-type="float">
            <text:p>0.027315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18035" calcext:value-type="float">
            <text:p>0.021803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18514" calcext:value-type="float">
            <text:p>0.021851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51083" calcext:value-type="float">
            <text:p>0.025108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91655" calcext:value-type="float">
            <text:p>0.029165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569811" calcext:value-type="float">
            <text:p>0.56981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368825" calcext:value-type="float">
            <text:p>0.36882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293635" calcext:value-type="float">
            <text:p>0.29363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91174" calcext:value-type="float">
            <text:p>0.09117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838751" calcext:value-type="float">
            <text:p>0.083875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4.57938" calcext:value-type="float">
            <text:p>4.5793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3.43416" calcext:value-type="float">
            <text:p>3.4341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94702" calcext:value-type="float">
            <text:p>1.9470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04658" calcext:value-type="float">
            <text:p>1.0465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558502" calcext:value-type="float">
            <text:p>0.55850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35.9115" calcext:value-type="float">
            <text:p>35.911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27.0367" calcext:value-type="float">
            <text:p>27.036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5.7516" calcext:value-type="float">
            <text:p>15.751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8.48342" calcext:value-type="float">
            <text:p>8.4834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4.41459" calcext:value-type="float">
            <text:p>4.4145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25.137" calcext:value-type="float">
            <text:p>125.13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67.7339" calcext:value-type="float">
            <text:p>67.733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37.2329" calcext:value-type="float">
            <text:p>37.232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300.813" calcext:value-type="float">
            <text:p>300.813</text:p>
          </table:table-cell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171351" calcext:value-type="float">
            <text:p>0.0017135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25599" calcext:value-type="float">
            <text:p>0.002559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393343" calcext:value-type="float">
            <text:p>0.00393343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102475" calcext:value-type="float">
            <text:p>0.010247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19107" calcext:value-type="float">
            <text:p>0.01910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532901" calcext:value-type="float">
            <text:p>0.0053290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532794" calcext:value-type="float">
            <text:p>0.0053279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636899" calcext:value-type="float">
            <text:p>0.0063689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114961" calcext:value-type="float">
            <text:p>0.011496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36878" calcext:value-type="float">
            <text:p>0.023687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83977" calcext:value-type="float">
            <text:p>0.028397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25816" calcext:value-type="float">
            <text:p>0.022581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42901" calcext:value-type="float">
            <text:p>0.024290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90945" calcext:value-type="float">
            <text:p>0.029094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34693" calcext:value-type="float">
            <text:p>0.034693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57276" calcext:value-type="float">
            <text:p>0.5727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485789" calcext:value-type="float">
            <text:p>0.48578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31138" calcext:value-type="float">
            <text:p>0.3113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04881" calcext:value-type="float">
            <text:p>0.10488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909954" calcext:value-type="float">
            <text:p>0.090995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4.63706" calcext:value-type="float">
            <text:p>4.6370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3.46562" calcext:value-type="float">
            <text:p>3.4656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2.01141" calcext:value-type="float">
            <text:p>2.0114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10816" calcext:value-type="float">
            <text:p>1.1081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591538" calcext:value-type="float">
            <text:p>0.59153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36.2244" calcext:value-type="float">
            <text:p>36.224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27.1979" calcext:value-type="float">
            <text:p>27.197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5.8136" calcext:value-type="float">
            <text:p>15.813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8.60873" calcext:value-type="float">
            <text:p>8.60873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4.55371" calcext:value-type="float">
            <text:p>4.5537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25.671" calcext:value-type="float">
            <text:p>125.67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68.4413" calcext:value-type="float">
            <text:p>68.4413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37.599" calcext:value-type="float">
            <text:p>37.59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303.099" calcext:value-type="float">
            <text:p>303.099</text:p>
          </table:table-cell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28019" calcext:value-type="float">
            <text:p>0.002801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392079" calcext:value-type="float">
            <text:p>0.0039207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972509" calcext:value-type="float">
            <text:p>0.0097250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45781" calcext:value-type="float">
            <text:p>0.024578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407908" calcext:value-type="float">
            <text:p>0.040790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595093" calcext:value-type="float">
            <text:p>0.0059509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596905" calcext:value-type="float">
            <text:p>0.0059690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77121" calcext:value-type="float">
            <text:p>0.017712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74198" calcext:value-type="float">
            <text:p>0.01741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457342" calcext:value-type="float">
            <text:p>0.045734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72135" calcext:value-type="float">
            <text:p>0.07213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336862" calcext:value-type="float">
            <text:p>0.033686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372822" calcext:value-type="float">
            <text:p>0.037282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358679" calcext:value-type="float">
            <text:p>0.035867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529268" calcext:value-type="float">
            <text:p>0.052926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584837" calcext:value-type="float">
            <text:p>0.58483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60732" calcext:value-type="float">
            <text:p>0.6073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342329" calcext:value-type="float">
            <text:p>0.34232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339039" calcext:value-type="float">
            <text:p>0.33903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69437" calcext:value-type="float">
            <text:p>0.26943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4.47572" calcext:value-type="float">
            <text:p>4.4757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3.62191" calcext:value-type="float">
            <text:p>3.6219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.11696" calcext:value-type="float">
            <text:p>2.11696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.21773" calcext:value-type="float">
            <text:p>1.2177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788193" calcext:value-type="float">
            <text:p>0.78819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36.8979" calcext:value-type="float">
            <text:p>36.897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7.7125" calcext:value-type="float">
            <text:p>27.712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6.1873" calcext:value-type="float">
            <text:p>16.187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8.81202" calcext:value-type="float">
            <text:p>8.8120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4.76213" calcext:value-type="float">
            <text:p>4.7621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27.853" calcext:value-type="float">
            <text:p>127.85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70.9852" calcext:value-type="float">
            <text:p>70.985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39.7687" calcext:value-type="float">
            <text:p>39.768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314.675" calcext:value-type="float">
            <text:p>314.675</text:p>
          </table:table-cell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168196" calcext:value-type="float">
            <text:p>0.0016819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241457" calcext:value-type="float">
            <text:p>0.0024145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383854" calcext:value-type="float">
            <text:p>0.0038385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872254" calcext:value-type="float">
            <text:p>0.0087225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163468" calcext:value-type="float">
            <text:p>0.016346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498451" calcext:value-type="float">
            <text:p>0.0049845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14068" calcext:value-type="float">
            <text:p>0.0051406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631765" calcext:value-type="float">
            <text:p>0.0063176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101159" calcext:value-type="float">
            <text:p>0.010115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02844" calcext:value-type="float">
            <text:p>0.020284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329974" calcext:value-type="float">
            <text:p>0.032997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20225" calcext:value-type="float">
            <text:p>0.022022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28302" calcext:value-type="float">
            <text:p>0.022830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54095" calcext:value-type="float">
            <text:p>0.025409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309464" calcext:value-type="float">
            <text:p>0.030946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543519" calcext:value-type="float">
            <text:p>0.54351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397828" calcext:value-type="float">
            <text:p>0.39782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236047" calcext:value-type="float">
            <text:p>0.23604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28618" calcext:value-type="float">
            <text:p>0.12861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874413" calcext:value-type="float">
            <text:p>0.087441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398906" calcext:value-type="float">
            <text:p>0.39890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3.36756" calcext:value-type="float">
            <text:p>3.3675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.93738" calcext:value-type="float">
            <text:p>1.9373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.04865" calcext:value-type="float">
            <text:p>1.0486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538759" calcext:value-type="float">
            <text:p>0.53875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35.6668" calcext:value-type="float">
            <text:p>35.666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26.8682" calcext:value-type="float">
            <text:p>26.868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5.6812" calcext:value-type="float">
            <text:p>15.681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8.46492" calcext:value-type="float">
            <text:p>8.4649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4.42836" calcext:value-type="float">
            <text:p>4.4283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25.394" calcext:value-type="float">
            <text:p>125.39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67.9726" calcext:value-type="float">
            <text:p>67.972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37.1804" calcext:value-type="float">
            <text:p>37.180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301.368" calcext:value-type="float">
            <text:p>301.368</text:p>
          </table:table-cell>
        </table:table-row>
        <table:table-row table:style-name="ro1">
          <table:table-cell office:value-type="string" calcext:value-type="string">
            <text:p>stddev_time</text:p>
          </table:table-cell>
          <table:table-cell office:value-type="float" office:value="0.000210309" calcext:value-type="float">
            <text:p>0.00021030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303116" calcext:value-type="float">
            <text:p>0.00030311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03709" calcext:value-type="float">
            <text:p>0.0010370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41298" calcext:value-type="float">
            <text:p>0.004129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627592" calcext:value-type="float">
            <text:p>0.0062759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382314" calcext:value-type="float">
            <text:p>0.00038231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303271" calcext:value-type="float">
            <text:p>0.00030327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61149" calcext:value-type="float">
            <text:p>0.0016114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292994" calcext:value-type="float">
            <text:p>0.0029299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750479" calcext:value-type="float">
            <text:p>0.0075047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44242" calcext:value-type="float">
            <text:p>0.014424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90084" calcext:value-type="float">
            <text:p>0.0019008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68811" calcext:value-type="float">
            <text:p>0.0036881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445784" calcext:value-type="float">
            <text:p>0.0044578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720889" calcext:value-type="float">
            <text:p>0.0072088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917259" calcext:value-type="float">
            <text:p>0.091725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08345" calcext:value-type="float">
            <text:p>0.10834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934495" calcext:value-type="float">
            <text:p>0.093449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812077" calcext:value-type="float">
            <text:p>0.081207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50602" calcext:value-type="float">
            <text:p>0.025060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3159" calcext:value-type="float">
            <text:p>0.315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0384" calcext:value-type="float">
            <text:p>0.1038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767884" calcext:value-type="float">
            <text:p>0.076788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01256" calcext:value-type="float">
            <text:p>0.10125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787738" calcext:value-type="float">
            <text:p>0.78773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624521" calcext:value-type="float">
            <text:p>0.62452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318657" calcext:value-type="float">
            <text:p>0.31865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235535" calcext:value-type="float">
            <text:p>0.23553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92338" calcext:value-type="float">
            <text:p>0.19233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646182" calcext:value-type="float">
            <text:p>0.64618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901435" calcext:value-type="float">
            <text:p>0.90143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892333" calcext:value-type="float">
            <text:p>0.89233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3.71768" calcext:value-type="float">
            <text:p>3.71768</text:p>
          </table:table-cell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7179869184" calcext:value-type="float">
            <text:p>17179869184</text:p>
          </table:table-cell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7179869184" calcext:value-type="float">
            <text:p>17179869184</text:p>
          </table:table-cell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7179869184" calcext:value-type="float">
            <text:p>17179869184</text:p>
          </table:table-cell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7179869184" calcext:value-type="float">
            <text:p>17179869184</text:p>
          </table:table-cell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7179869184" calcext:value-type="float">
            <text:p>17179869184</text:p>
          </table:table-cell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7179869184" calcext:value-type="float">
            <text:p>17179869184</text:p>
          </table:table-cell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7236140" calcext:value-type="float">
            <text:p>723614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_TEPS</text:p>
          </table:table-cell>
          <table:table-cell office:value-type="float" office:value="2923740" calcext:value-type="float">
            <text:p>292374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2089370" calcext:value-type="float">
            <text:p>208937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842357" calcext:value-type="float">
            <text:p>84235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333305" calcext:value-type="float">
            <text:p>333305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200830" calcext:value-type="float">
            <text:p>20083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11012700" calcext:value-type="float">
            <text:p>1101270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10979300" calcext:value-type="float">
            <text:p>1097930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3700070" calcext:value-type="float">
            <text:p>370007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3762150" calcext:value-type="float">
            <text:p>376215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1432980" calcext:value-type="float">
            <text:p>143298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7268150" calcext:value-type="float">
            <text:p>726815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15563900" calcext:value-type="float">
            <text:p>1556390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14062700" calcext:value-type="float">
            <text:p>1406270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14617200" calcext:value-type="float">
            <text:p>1461720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9905910" calcext:value-type="float">
            <text:p>990591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7171750" calcext:value-type="float">
            <text:p>717175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6906250" calcext:value-type="float">
            <text:p>690625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12252300" calcext:value-type="float">
            <text:p>1225230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12371200" calcext:value-type="float">
            <text:p>1237120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15566900" calcext:value-type="float">
            <text:p>155669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7327280" calcext:value-type="float">
            <text:p>732728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9264300" calcext:value-type="float">
            <text:p>926430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15850300" calcext:value-type="float">
            <text:p>1585030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27554900" calcext:value-type="float">
            <text:p>2755490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42571300" calcext:value-type="float">
            <text:p>4257130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7275080" calcext:value-type="float">
            <text:p>727508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9686430" calcext:value-type="float">
            <text:p>968643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16583100" calcext:value-type="float">
            <text:p>1658310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30462400" calcext:value-type="float">
            <text:p>3046240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56368800" calcext:value-type="float">
            <text:p>5636880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16796500" calcext:value-type="float">
            <text:p>1679650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30252600" calcext:value-type="float">
            <text:p>3025260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53999300" calcext:value-type="float">
            <text:p>5399930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54595500" calcext:value-type="float">
            <text:p>54595500</text:p>
          </table:table-cell>
        </table:table-row>
        <table:table-row table:style-name="ro1">
          <table:table-cell office:value-type="string" calcext:value-type="string">
            <text:p>firstquartile_TEPS</text:p>
          </table:table-cell>
          <table:table-cell office:value-type="float" office:value="4780820" calcext:value-type="float">
            <text:p>478082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3200120" calcext:value-type="float">
            <text:p>320012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2082660" calcext:value-type="float">
            <text:p>208266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799417" calcext:value-type="float">
            <text:p>799417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428744" calcext:value-type="float">
            <text:p>428744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12298000" calcext:value-type="float">
            <text:p>122980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12300400" calcext:value-type="float">
            <text:p>123004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10289800" calcext:value-type="float">
            <text:p>102898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5700730" calcext:value-type="float">
            <text:p>570073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2766650" calcext:value-type="float">
            <text:p>276665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18462400" calcext:value-type="float">
            <text:p>184624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23217500" calcext:value-type="float">
            <text:p>232175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21584400" calcext:value-type="float">
            <text:p>215844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18020200" calcext:value-type="float">
            <text:p>180202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15112200" calcext:value-type="float">
            <text:p>151122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7322960" calcext:value-type="float">
            <text:p>732296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8634000" calcext:value-type="float">
            <text:p>86340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13470000" calcext:value-type="float">
            <text:p>134700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39991100" calcext:value-type="float">
            <text:p>399911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46093600" calcext:value-type="float">
            <text:p>460936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7383880" calcext:value-type="float">
            <text:p>738388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9682080" calcext:value-type="float">
            <text:p>968208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16682100" calcext:value-type="float">
            <text:p>166821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30279400" calcext:value-type="float">
            <text:p>302794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56724000" calcext:value-type="float">
            <text:p>567240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7410350" calcext:value-type="float">
            <text:p>741035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9869730" calcext:value-type="float">
            <text:p>986973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16975000" calcext:value-type="float">
            <text:p>169750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31181800" calcext:value-type="float">
            <text:p>311818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58948700" calcext:value-type="float">
            <text:p>589487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17088100" calcext:value-type="float">
            <text:p>170881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31377000" calcext:value-type="float">
            <text:p>313770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57115400" calcext:value-type="float">
            <text:p>571154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56680700" calcext:value-type="float">
            <text:p>56680700</text:p>
          </table:table-cell>
        </table:table-row>
        <table:table-row table:style-name="ro1">
          <table:table-cell office:value-type="string" calcext:value-type="string">
            <text:p>median_TEPS</text:p>
          </table:table-cell>
          <table:table-cell office:value-type="float" office:value="5010530" calcext:value-type="float">
            <text:p>501053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3331370" calcext:value-type="float">
            <text:p>333137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2260140" calcext:value-type="float">
            <text:p>226014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1143170" calcext:value-type="float">
            <text:p>114317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553043" calcext:value-type="float">
            <text:p>553043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13365000" calcext:value-type="float">
            <text:p>133650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12787400" calcext:value-type="float">
            <text:p>127874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10909200" calcext:value-type="float">
            <text:p>109092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6758410" calcext:value-type="float">
            <text:p>675841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3613490" calcext:value-type="float">
            <text:p>361349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19194000" calcext:value-type="float">
            <text:p>191940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24046000" calcext:value-type="float">
            <text:p>240460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23993300" calcext:value-type="float">
            <text:p>239933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20881000" calcext:value-type="float">
            <text:p>208810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17976300" calcext:value-type="float">
            <text:p>179763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7360870" calcext:value-type="float">
            <text:p>736087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11372100" calcext:value-type="float">
            <text:p>113721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14284100" calcext:value-type="float">
            <text:p>142841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46003300" calcext:value-type="float">
            <text:p>460033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50006600" calcext:value-type="float">
            <text:p>500066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7432490" calcext:value-type="float">
            <text:p>743249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9770790" calcext:value-type="float">
            <text:p>977079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17233800" calcext:value-type="float">
            <text:p>172338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32060900" calcext:value-type="float">
            <text:p>320609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60079300" calcext:value-type="float">
            <text:p>600793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7474930" calcext:value-type="float">
            <text:p>747493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9928570" calcext:value-type="float">
            <text:p>992857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17041800" calcext:value-type="float">
            <text:p>170418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31642400" calcext:value-type="float">
            <text:p>316424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60806400" calcext:value-type="float">
            <text:p>608064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17161000" calcext:value-type="float">
            <text:p>171610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31704700" calcext:value-type="float">
            <text:p>317047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57677000" calcext:value-type="float">
            <text:p>576770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57111500" calcext:value-type="float">
            <text:p>57111500</text:p>
          </table:table-cell>
        </table:table-row>
        <table:table-row table:style-name="ro1">
          <table:table-cell office:value-type="string" calcext:value-type="string">
            <text:p>thirdquartile_TEPS</text:p>
          </table:table-cell>
          <table:table-cell office:value-type="float" office:value="5263040" calcext:value-type="float">
            <text:p>526304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3827960" calcext:value-type="float">
            <text:p>382796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2594560" calcext:value-type="float">
            <text:p>259456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1334720" calcext:value-type="float">
            <text:p>133472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681079" calcext:value-type="float">
            <text:p>681079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13995800" calcext:value-type="float">
            <text:p>139958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13312200" calcext:value-type="float">
            <text:p>133122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11523800" calcext:value-type="float">
            <text:p>115238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8458430" calcext:value-type="float">
            <text:p>845843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4403120" calcext:value-type="float">
            <text:p>440312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19468200" calcext:value-type="float">
            <text:p>194682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25038800" calcext:value-type="float">
            <text:p>250388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26001900" calcext:value-type="float">
            <text:p>260019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23896100" calcext:value-type="float">
            <text:p>238961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20645000" calcext:value-type="float">
            <text:p>206450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7414510" calcext:value-type="float">
            <text:p>741451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12442000" calcext:value-type="float">
            <text:p>124420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35343200" calcext:value-type="float">
            <text:p>353432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48811000" calcext:value-type="float">
            <text:p>488110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53250800" calcext:value-type="float">
            <text:p>532508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15574900" calcext:value-type="float">
            <text:p>155749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9923760" calcext:value-type="float">
            <text:p>992376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17945300" calcext:value-type="float">
            <text:p>179453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33555500" calcext:value-type="float">
            <text:p>335555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70171100" calcext:value-type="float">
            <text:p>701711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7635200" calcext:value-type="float">
            <text:p>76352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10040100" calcext:value-type="float">
            <text:p>100401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17187900" calcext:value-type="float">
            <text:p>171879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31966100" calcext:value-type="float">
            <text:p>319661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62058400" calcext:value-type="float">
            <text:p>620584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17181900" calcext:value-type="float">
            <text:p>171819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31918200" calcext:value-type="float">
            <text:p>319182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58577200" calcext:value-type="float">
            <text:p>585772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57496600" calcext:value-type="float">
            <text:p>57496600</text:p>
          </table:table-cell>
        </table:table-row>
        <table:table-row table:style-name="ro1">
          <table:table-cell office:value-type="string" calcext:value-type="string">
            <text:p>max_TEPS</text:p>
          </table:table-cell>
          <table:table-cell office:value-type="float" office:value="5572450" calcext:value-type="float">
            <text:p>557245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4053770" calcext:value-type="float">
            <text:p>405377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2891500" calcext:value-type="float">
            <text:p>28915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1673550" calcext:value-type="float">
            <text:p>167355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1005260" calcext:value-type="float">
            <text:p>100526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14817400" calcext:value-type="float">
            <text:p>148174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14681300" calcext:value-type="float">
            <text:p>146813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13920700" calcext:value-type="float">
            <text:p>139207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10694400" calcext:value-type="float">
            <text:p>106944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5848340" calcext:value-type="float">
            <text:p>584834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20329900" calcext:value-type="float">
            <text:p>203299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26625800" calcext:value-type="float">
            <text:p>266258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32327600" calcext:value-type="float">
            <text:p>323276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30403900" calcext:value-type="float">
            <text:p>304039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24847700" calcext:value-type="float">
            <text:p>248477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19504300" calcext:value-type="float">
            <text:p>195043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28186400" calcext:value-type="float">
            <text:p>281864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39105500" calcext:value-type="float">
            <text:p>391055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55740400" calcext:value-type="float">
            <text:p>557404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70107100" calcext:value-type="float">
            <text:p>701071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7497000" calcext:value-type="float">
            <text:p>74970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25073300" calcext:value-type="float">
            <text:p>250733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22511900" calcext:value-type="float">
            <text:p>225119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38694200" calcext:value-type="float">
            <text:p>386942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96611200" calcext:value-type="float">
            <text:p>966112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7964220" calcext:value-type="float">
            <text:p>796422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10728000" calcext:value-type="float">
            <text:p>107280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19263500" calcext:value-type="float">
            <text:p>192635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37401700" calcext:value-type="float">
            <text:p>374017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72305200" calcext:value-type="float">
            <text:p>723052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17212400" calcext:value-type="float">
            <text:p>172124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32134600" calcext:value-type="float">
            <text:p>321346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61038900" calcext:value-type="float">
            <text:p>610389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58205000" calcext:value-type="float">
            <text:p>58205000</text:p>
          </table:table-cell>
        </table:table-row>
        <table:table-row table:style-name="ro1">
          <table:table-cell office:value-type="string" calcext:value-type="string">
            <text:p>harmonic_mean_TEPS</text:p>
          </table:table-cell>
          <table:table-cell office:value-type="float" office:value="4870500" calcext:value-type="float">
            <text:p>48705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3392740" calcext:value-type="float">
            <text:p>339274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2134150" calcext:value-type="float">
            <text:p>213415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939176" calcext:value-type="float">
            <text:p>939176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501137" calcext:value-type="float">
            <text:p>501137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13147900" calcext:value-type="float">
            <text:p>131479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12748500" calcext:value-type="float">
            <text:p>127485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10373500" calcext:value-type="float">
            <text:p>103735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6478480" calcext:value-type="float">
            <text:p>647848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3230850" calcext:value-type="float">
            <text:p>323085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15888800" calcext:value-type="float">
            <text:p>158888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23806900" calcext:value-type="float">
            <text:p>238069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22964700" calcext:value-type="float">
            <text:p>229647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20633600" calcext:value-type="float">
            <text:p>206336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16941800" calcext:value-type="float">
            <text:p>169418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7716940" calcext:value-type="float">
            <text:p>771694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10543000" calcext:value-type="float">
            <text:p>105430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17768900" calcext:value-type="float">
            <text:p>177689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32610600" calcext:value-type="float">
            <text:p>326106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47967100" calcext:value-type="float">
            <text:p>47967100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4183.2" calcext:value-type="float">
            <text:p>84183.2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9964010" calcext:value-type="float">
            <text:p>996401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17319500" calcext:value-type="float">
            <text:p>173195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31997800" calcext:value-type="float">
            <text:p>319978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62281000" calcext:value-type="float">
            <text:p>622810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7526210" calcext:value-type="float">
            <text:p>752621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9990810" calcext:value-type="float">
            <text:p>999081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17118300" calcext:value-type="float">
            <text:p>171183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31711500" calcext:value-type="float">
            <text:p>317115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60617300" calcext:value-type="float">
            <text:p>606173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17125800" calcext:value-type="float">
            <text:p>171258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31593400" calcext:value-type="float">
            <text:p>315934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57758400" calcext:value-type="float">
            <text:p>577584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57006300" calcext:value-type="float">
            <text:p>57006300</text:p>
          </table:table-cell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76726.6" calcext:value-type="float">
            <text:p>76726.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53659.9" calcext:value-type="float">
            <text:p>53659.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72645" calcext:value-type="float">
            <text:p>7264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56022.5" calcext:value-type="float">
            <text:p>56022.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4239.9" calcext:value-type="float">
            <text:p>24239.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27053" calcext:value-type="float">
            <text:p>12705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4754.5" calcext:value-type="float">
            <text:p>94754.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33371" calcext:value-type="float">
            <text:p>33337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36404" calcext:value-type="float">
            <text:p>23640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50599" calcext:value-type="float">
            <text:p>15059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75050" calcext:value-type="float">
            <text:p>875050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58889" calcext:value-type="float">
            <text:p>25888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67395" calcext:value-type="float">
            <text:p>46739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56071" calcext:value-type="float">
            <text:p>45607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97219" calcext:value-type="float">
            <text:p>49721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4078" calcext:value-type="float">
            <text:p>16407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61748" calcext:value-type="float">
            <text:p>36174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86278" calcext:value-type="float">
            <text:p>88627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594080" calcext:value-type="float">
            <text:p>2594080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731970" calcext:value-type="float">
            <text:p>1731970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98.779" calcext:value-type="float">
            <text:p>298.77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17760" calcext:value-type="float">
            <text:p>117760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16954" calcext:value-type="float">
            <text:p>11695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95199" calcext:value-type="float">
            <text:p>29519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474730" calcext:value-type="float">
            <text:p>1474730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0942.3" calcext:value-type="float">
            <text:p>20942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9257.5" calcext:value-type="float">
            <text:p>29257.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3826.4" calcext:value-type="float">
            <text:p>43826.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11168" calcext:value-type="float">
            <text:p>11116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31701" calcext:value-type="float">
            <text:p>33170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1118.8" calcext:value-type="float">
            <text:p>11118.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52786.9" calcext:value-type="float">
            <text:p>52786.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74646" calcext:value-type="float">
            <text:p>17464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8598.7" calcext:value-type="float">
            <text:p>88598.7</text:p>
          </table:table-cell>
        </table:table-row>
        <table:table-row table:style-name="ro1">
          <table:table-cell office:value-type="string" calcext:value-type="string">
            <text:p>Program time</text:p>
          </table:table-cell>
          <table:table-cell office:value-type="float" office:value="0.125487" calcext:value-type="float">
            <text:p>0.125487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190347" calcext:value-type="float">
            <text:p>0.190347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301233" calcext:value-type="float">
            <text:p>0.301233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62417" calcext:value-type="float">
            <text:p>0.62417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.17327" calcext:value-type="float">
            <text:p>1.17327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356337" calcext:value-type="float">
            <text:p>0.356337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383049" calcext:value-type="float">
            <text:p>0.383049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470368" calcext:value-type="float">
            <text:p>0.470368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732606" calcext:value-type="float">
            <text:p>0.732606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.39771" calcext:value-type="float">
            <text:p>1.39771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.3756" calcext:value-type="float">
            <text:p>2.3756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.68476" calcext:value-type="float">
            <text:p>1.68476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.7281" calcext:value-type="float">
            <text:p>1.7281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.92528" calcext:value-type="float">
            <text:p>1.92528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.30074" calcext:value-type="float">
            <text:p>2.30074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36.9936" calcext:value-type="float">
            <text:p>36.9936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7.546" calcext:value-type="float">
            <text:p>27.546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7.1052" calcext:value-type="float">
            <text:p>17.1052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0.2674" calcext:value-type="float">
            <text:p>10.2674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7.65924" calcext:value-type="float">
            <text:p>7.65924</text:p>
          </table:table-cell>
          <table:table-cell table:number-columns-repeated="4"/>
          <table:table-cell office:value-type="string" calcext:value-type="string">
            <text:p>Program time</text:p>
          </table:table-cell>
          <table:table-cell office:value-type="float" office:value="221.928" calcext:value-type="float">
            <text:p>221.928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30.222" calcext:value-type="float">
            <text:p>130.222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73.3709" calcext:value-type="float">
            <text:p>73.3709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40.9699" calcext:value-type="float">
            <text:p>40.9699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407.85" calcext:value-type="float">
            <text:p>2407.8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781.2" calcext:value-type="float">
            <text:p>1781.2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035.57" calcext:value-type="float">
            <text:p>1035.57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558.525" calcext:value-type="float">
            <text:p>558.52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91.488" calcext:value-type="float">
            <text:p>291.488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8351.75" calcext:value-type="float">
            <text:p>8351.7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4515.99" calcext:value-type="float">
            <text:p>4515.99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463.57" calcext:value-type="float">
            <text:p>2463.57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0385.4" calcext:value-type="float">
            <text:p>20385.4</text:p>
          </table:table-cell>
        </table:table-row>
        <table:table-row table:style-name="ro1" table:number-rows-repeated="6">
          <table:table-cell table:number-columns-repeated="101"/>
        </table:table-row>
        <table:table-row table:style-name="ro1">
          <table:table-cell table:number-columns-repeated="2"/>
          <table:table-cell office:value-type="string" calcext:value-type="string">
            <text:p>Scale</text:p>
          </table:table-cell>
          <table:table-cell office:value-type="string" calcext:value-type="string">
            <text:p>2 Nodes</text:p>
          </table:table-cell>
          <table:table-cell office:value-type="string" calcext:value-type="string">
            <text:p>4 Nodes</text:p>
          </table:table-cell>
          <table:table-cell office:value-type="string" calcext:value-type="string">
            <text:p>8 Nodes</text:p>
          </table:table-cell>
          <table:table-cell office:value-type="string" calcext:value-type="string">
            <text:p>16 Nodes</text:p>
          </table:table-cell>
          <table:table-cell office:value-type="string" calcext:value-type="string">
            <text:p>32 Nodes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</text:p>
          </table:table-cell>
          <table:table-cell office:value-type="string" calcext:value-type="string">
            <text:p>Scale 21</text:p>
          </table:table-cell>
          <table:table-cell office:value-type="string" calcext:value-type="string">
            <text:p>Scale 24</text:p>
          </table:table-cell>
          <table:table-cell office:value-type="string" calcext:value-type="string">
            <text:p>Scale 27</text:p>
          </table:table-cell>
          <table:table-cell office:value-type="string" calcext:value-type="string">
            <text:p>Scale 30</text:p>
          </table:table-cell>
          <table:table-cell table:number-columns-repeated="8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1" office:value-type="float" office:value="4870500" calcext:value-type="float">
            <text:p>4.87E+006</text:p>
          </table:table-cell>
          <table:table-cell table:style-name="ce1" office:value-type="float" office:value="3392740" calcext:value-type="float">
            <text:p>3.39E+006</text:p>
          </table:table-cell>
          <table:table-cell table:style-name="ce1" office:value-type="float" office:value="2134150" calcext:value-type="float">
            <text:p>2.13E+006</text:p>
          </table:table-cell>
          <table:table-cell table:style-name="ce1" office:value-type="float" office:value="939176" calcext:value-type="float">
            <text:p>9.39E+005</text:p>
          </table:table-cell>
          <table:table-cell table:style-name="ce1" office:value-type="float" office:value="501137" calcext:value-type="float">
            <text:p>5.01E+005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4870500" calcext:value-type="float">
            <text:p>4.87E+006</text:p>
          </table:table-cell>
          <table:table-cell table:style-name="ce1" office:value-type="float" office:value="13147900" calcext:value-type="float">
            <text:p>1.31E+007</text:p>
          </table:table-cell>
          <table:table-cell table:style-name="ce1" office:value-type="float" office:value="15888800" calcext:value-type="float">
            <text:p>1.59E+007</text:p>
          </table:table-cell>
          <table:table-cell table:style-name="ce1" office:value-type="float" office:value="7716940" calcext:value-type="float">
            <text:p>7.72E+006</text:p>
          </table:table-cell>
          <table:table-cell table:style-name="ce1" office:value-type="float" office:value="7497000" calcext:value-type="float">
            <text:p>7.50E+006</text:p>
          </table:table-cell>
          <table:table-cell table:style-name="ce1" office:value-type="float" office:value="7526210" calcext:value-type="float">
            <text:p>7.53E+006</text:p>
          </table:table-cell>
          <table:table-cell table:style-name="ce1" table:number-columns-repeated="2"/>
          <table:table-cell table:number-columns-repeated="83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1" office:value-type="float" office:value="13147900" calcext:value-type="float">
            <text:p>1.31E+007</text:p>
          </table:table-cell>
          <table:table-cell table:style-name="ce1" office:value-type="float" office:value="12748500" calcext:value-type="float">
            <text:p>1.27E+007</text:p>
          </table:table-cell>
          <table:table-cell table:style-name="ce1" office:value-type="float" office:value="10373500" calcext:value-type="float">
            <text:p>1.04E+007</text:p>
          </table:table-cell>
          <table:table-cell table:style-name="ce1" office:value-type="float" office:value="6478480" calcext:value-type="float">
            <text:p>6.48E+006</text:p>
          </table:table-cell>
          <table:table-cell table:style-name="ce1" office:value-type="float" office:value="3230850" calcext:value-type="float">
            <text:p>3.23E+006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3392740" calcext:value-type="float">
            <text:p>3.39E+006</text:p>
          </table:table-cell>
          <table:table-cell table:style-name="ce1" office:value-type="float" office:value="12748500" calcext:value-type="float">
            <text:p>1.27E+007</text:p>
          </table:table-cell>
          <table:table-cell table:style-name="ce1" office:value-type="float" office:value="23806900" calcext:value-type="float">
            <text:p>2.38E+007</text:p>
          </table:table-cell>
          <table:table-cell table:style-name="ce1" office:value-type="float" office:value="10543000" calcext:value-type="float">
            <text:p>1.05E+007</text:p>
          </table:table-cell>
          <table:table-cell table:style-name="ce1" office:value-type="float" office:value="9964010" calcext:value-type="float">
            <text:p>9.96E+006</text:p>
          </table:table-cell>
          <table:table-cell table:style-name="ce1" office:value-type="float" office:value="9990810" calcext:value-type="float">
            <text:p>9.99E+006</text:p>
          </table:table-cell>
          <table:table-cell table:style-name="ce1" table:number-columns-repeated="2"/>
          <table:table-cell table:number-columns-repeated="83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style-name="ce1" office:value-type="float" office:value="15888800" calcext:value-type="float">
            <text:p>1.59E+007</text:p>
          </table:table-cell>
          <table:table-cell table:style-name="ce1" office:value-type="float" office:value="23806900" calcext:value-type="float">
            <text:p>2.38E+007</text:p>
          </table:table-cell>
          <table:table-cell table:style-name="ce1" office:value-type="float" office:value="22964700" calcext:value-type="float">
            <text:p>2.30E+007</text:p>
          </table:table-cell>
          <table:table-cell table:style-name="ce1" office:value-type="float" office:value="20633600" calcext:value-type="float">
            <text:p>2.06E+007</text:p>
          </table:table-cell>
          <table:table-cell table:style-name="ce1" office:value-type="float" office:value="16941800" calcext:value-type="float">
            <text:p>1.69E+007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2134150" calcext:value-type="float">
            <text:p>2.13E+006</text:p>
          </table:table-cell>
          <table:table-cell table:style-name="ce1" office:value-type="float" office:value="10373500" calcext:value-type="float">
            <text:p>1.04E+007</text:p>
          </table:table-cell>
          <table:table-cell table:style-name="ce1" office:value-type="float" office:value="22964700" calcext:value-type="float">
            <text:p>2.30E+007</text:p>
          </table:table-cell>
          <table:table-cell table:style-name="ce1" office:value-type="float" office:value="17768900" calcext:value-type="float">
            <text:p>1.78E+007</text:p>
          </table:table-cell>
          <table:table-cell table:style-name="ce1" office:value-type="float" office:value="17319500" calcext:value-type="float">
            <text:p>1.73E+007</text:p>
          </table:table-cell>
          <table:table-cell table:style-name="ce1" office:value-type="float" office:value="17118300" calcext:value-type="float">
            <text:p>1.71E+007</text:p>
          </table:table-cell>
          <table:table-cell table:style-name="ce1" office:value-type="float" office:value="17125800" calcext:value-type="float">
            <text:p>1.71E+007</text:p>
          </table:table-cell>
          <table:table-cell table:style-name="ce1"/>
          <table:table-cell table:number-columns-repeated="83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style-name="ce1" office:value-type="float" office:value="7716940" calcext:value-type="float">
            <text:p>7.72E+006</text:p>
          </table:table-cell>
          <table:table-cell table:style-name="ce1" office:value-type="float" office:value="10543000" calcext:value-type="float">
            <text:p>1.05E+007</text:p>
          </table:table-cell>
          <table:table-cell table:style-name="ce1" office:value-type="float" office:value="17768900" calcext:value-type="float">
            <text:p>1.78E+007</text:p>
          </table:table-cell>
          <table:table-cell table:style-name="ce1" office:value-type="float" office:value="32610600" calcext:value-type="float">
            <text:p>3.26E+007</text:p>
          </table:table-cell>
          <table:table-cell table:style-name="ce1" office:value-type="float" office:value="47967100" calcext:value-type="float">
            <text:p>4.80E+007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" office:value-type="float" office:value="939176" calcext:value-type="float">
            <text:p>9.39E+005</text:p>
          </table:table-cell>
          <table:table-cell table:style-name="ce1" office:value-type="float" office:value="6478480" calcext:value-type="float">
            <text:p>6.48E+006</text:p>
          </table:table-cell>
          <table:table-cell table:style-name="ce1" office:value-type="float" office:value="20633600" calcext:value-type="float">
            <text:p>2.06E+007</text:p>
          </table:table-cell>
          <table:table-cell table:style-name="ce1" office:value-type="float" office:value="32610600" calcext:value-type="float">
            <text:p>3.26E+007</text:p>
          </table:table-cell>
          <table:table-cell table:style-name="ce1" office:value-type="float" office:value="31997800" calcext:value-type="float">
            <text:p>3.20E+007</text:p>
          </table:table-cell>
          <table:table-cell table:style-name="ce1" office:value-type="float" office:value="31711500" calcext:value-type="float">
            <text:p>3.17E+007</text:p>
          </table:table-cell>
          <table:table-cell table:style-name="ce1" office:value-type="float" office:value="31593400" calcext:value-type="float">
            <text:p>3.16E+007</text:p>
          </table:table-cell>
          <table:table-cell table:style-name="ce1"/>
          <table:table-cell table:number-columns-repeated="83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style-name="ce1" office:value-type="float" office:value="7497000" calcext:value-type="float">
            <text:p>7.50E+006</text:p>
          </table:table-cell>
          <table:table-cell table:style-name="ce1" office:value-type="float" office:value="9964010" calcext:value-type="float">
            <text:p>9.96E+006</text:p>
          </table:table-cell>
          <table:table-cell table:style-name="ce1" office:value-type="float" office:value="17319500" calcext:value-type="float">
            <text:p>1.73E+007</text:p>
          </table:table-cell>
          <table:table-cell table:style-name="ce1" office:value-type="float" office:value="31997800" calcext:value-type="float">
            <text:p>3.20E+007</text:p>
          </table:table-cell>
          <table:table-cell table:style-name="ce1" office:value-type="float" office:value="62281000" calcext:value-type="float">
            <text:p>6.23E+007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" office:value-type="float" office:value="501137" calcext:value-type="float">
            <text:p>5.01E+005</text:p>
          </table:table-cell>
          <table:table-cell table:style-name="ce1" office:value-type="float" office:value="3230850" calcext:value-type="float">
            <text:p>3.23E+006</text:p>
          </table:table-cell>
          <table:table-cell table:style-name="ce1" office:value-type="float" office:value="16941800" calcext:value-type="float">
            <text:p>1.69E+007</text:p>
          </table:table-cell>
          <table:table-cell table:style-name="ce1" office:value-type="float" office:value="47967100" calcext:value-type="float">
            <text:p>4.80E+007</text:p>
          </table:table-cell>
          <table:table-cell table:style-name="ce1" office:value-type="float" office:value="62281000" calcext:value-type="float">
            <text:p>6.23E+007</text:p>
          </table:table-cell>
          <table:table-cell table:style-name="ce1" office:value-type="float" office:value="60617300" calcext:value-type="float">
            <text:p>6.06E+007</text:p>
          </table:table-cell>
          <table:table-cell table:style-name="ce1" office:value-type="float" office:value="57758400" calcext:value-type="float">
            <text:p>5.78E+007</text:p>
          </table:table-cell>
          <table:table-cell table:style-name="ce1" office:value-type="float" office:value="57006300" calcext:value-type="float">
            <text:p>5.70E+007</text:p>
          </table:table-cell>
          <table:table-cell table:number-columns-repeated="83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style-name="ce1" office:value-type="float" office:value="7526210" calcext:value-type="float">
            <text:p>7.53E+006</text:p>
          </table:table-cell>
          <table:table-cell table:style-name="ce1" office:value-type="float" office:value="9990810" calcext:value-type="float">
            <text:p>9.99E+006</text:p>
          </table:table-cell>
          <table:table-cell table:style-name="ce1" office:value-type="float" office:value="17118300" calcext:value-type="float">
            <text:p>1.71E+007</text:p>
          </table:table-cell>
          <table:table-cell table:style-name="ce1" office:value-type="float" office:value="31711500" calcext:value-type="float">
            <text:p>3.17E+007</text:p>
          </table:table-cell>
          <table:table-cell table:style-name="ce1" office:value-type="float" office:value="60617300" calcext:value-type="float">
            <text:p>6.06E+007</text:p>
          </table:table-cell>
          <table:table-cell table:number-columns-repeated="93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style-name="ce1" table:number-columns-repeated="2"/>
          <table:table-cell table:style-name="ce1" office:value-type="float" office:value="17125800" calcext:value-type="float">
            <text:p>1.71E+007</text:p>
          </table:table-cell>
          <table:table-cell table:style-name="ce1" office:value-type="float" office:value="31593400" calcext:value-type="float">
            <text:p>3.16E+007</text:p>
          </table:table-cell>
          <table:table-cell table:style-name="ce1" office:value-type="float" office:value="57758400" calcext:value-type="float">
            <text:p>5.78E+007</text:p>
          </table:table-cell>
          <table:table-cell table:number-columns-repeated="93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style-name="ce1" table:number-columns-repeated="4"/>
          <table:table-cell table:style-name="ce1" office:value-type="float" office:value="57006300" calcext:value-type="float">
            <text:p>5.70E+007</text:p>
          </table:table-cell>
          <table:table-cell table:number-columns-repeated="93"/>
        </table:table-row>
        <table:table-row table:style-name="ro1">
          <table:table-cell table:number-columns-repeated="12"/>
          <table:table-cell office:value-type="string" calcext:value-type="string">
            <text:p>ratio between number of nodes</text:p>
          </table:table-cell>
          <table:table-cell table:number-columns-repeated="88"/>
        </table:table-row>
        <table:table-row table:style-name="ro1">
          <table:table-cell table:number-columns-repeated="13"/>
          <table:table-cell table:formula="of:=[.N37]/[.N36]" office:value-type="float" office:value="1.36621510598761" calcext:value-type="float">
            <text:p>1.366215106</text:p>
          </table:table-cell>
          <table:table-cell table:formula="of:=[.O37]/[.O36]" office:value-type="float" office:value="1.32906629318394" calcext:value-type="float">
            <text:p>1.3290662932</text:p>
          </table:table-cell>
          <table:table-cell table:formula="of:=[.P37]/[.P36]" office:value-type="float" office:value="1.32746893854942" calcext:value-type="float">
            <text:p>1.3274689385</text:p>
          </table:table-cell>
          <table:table-cell table:number-columns-repeated="85"/>
        </table:table-row>
        <table:table-row table:style-name="ro1">
          <table:table-cell table:number-columns-repeated="13"/>
          <table:table-cell table:formula="of:=[.N38]/[.N37]" office:value-type="float" office:value="1.68537418192165" calcext:value-type="float">
            <text:p>1.6853741819</text:p>
          </table:table-cell>
          <table:table-cell table:formula="of:=[.O38]/[.O37]" office:value-type="float" office:value="1.73820580268386" calcext:value-type="float">
            <text:p>1.7382058027</text:p>
          </table:table-cell>
          <table:table-cell table:formula="of:=[.P38]/[.P37]" office:value-type="float" office:value="1.71340461884472" calcext:value-type="float">
            <text:p>1.7134046188</text:p>
          </table:table-cell>
          <table:table-cell table:number-columns-repeated="85"/>
        </table:table-row>
        <table:table-row table:style-name="ro1">
          <table:table-cell table:number-columns-repeated="13"/>
          <table:table-cell table:formula="of:=[.N39]/[.N38]" office:value-type="float" office:value="1.83526273432796" calcext:value-type="float">
            <text:p>1.8352627343</text:p>
          </table:table-cell>
          <table:table-cell table:formula="of:=[.O39]/[.O38]" office:value-type="float" office:value="1.8475013712867" calcext:value-type="float">
            <text:p>1.8475013713</text:p>
          </table:table-cell>
          <table:table-cell table:formula="of:=[.P39]/[.P38]" office:value-type="float" office:value="1.85249119363488" calcext:value-type="float">
            <text:p>1.8524911936</text:p>
          </table:table-cell>
          <table:table-cell table:number-columns-repeated="85"/>
        </table:table-row>
        <table:table-row table:style-name="ro1">
          <table:table-cell table:number-columns-repeated="13"/>
          <table:table-cell table:formula="of:=[.N40]/[.N39]" office:value-type="float" office:value="1.47090516580498" calcext:value-type="float">
            <text:p>1.4709051658</text:p>
          </table:table-cell>
          <table:table-cell table:formula="of:=[.O40]/[.O39]" office:value-type="float" office:value="1.94641506603579" calcext:value-type="float">
            <text:p>1.946415066</text:p>
          </table:table-cell>
          <table:table-cell table:formula="of:=[.P40]/[.P39]" office:value-type="float" office:value="1.91152421045993" calcext:value-type="float">
            <text:p>1.9115242105</text:p>
          </table:table-cell>
          <table:table-cell table:number-columns-repeated="85"/>
        </table:table-row>
        <table:table-row table:style-name="ro1" table:number-rows-repeated="904">
          <table:table-cell table:number-columns-repeated="101"/>
        </table:table-row>
        <table:table-row table:style-name="ro1">
          <table:table-cell office:value-type="string" calcext:value-type="string">
            <text:p/>
          </table:table-cell>
          <table:table-cell table:number-columns-repeated="1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1">00/00/0000</text:date>, <text:time style:data-style-name="N2" text:time-value="16:50:50.083821252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1T16:51:53.139604853</dc:date>
    <meta:editing-duration>PT10H34S</meta:editing-duration>
    <meta:editing-cycles>9</meta:editing-cycles>
    <meta:generator>LibreOffice/4.2.7.2$Linux_X86_64 LibreOffice_project/420m0$Build-2</meta:generator>
    <meta:document-statistic meta:table-count="1" meta:cell-count="20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scatter" chart:style-name="ch1">
        <chart:title svg:x="4.753cm" svg:y="0.316cm" chart:style-name="ch2">
          <text:p>Scale vs TEPS r3.large Amazon</text:p>
        </chart:title>
        <chart:legend chart:legend-position="end" svg:x="13.197cm" svg:y="3.208cm" style:legend-expansion="high" chart:style-name="ch3"/>
        <chart:plot-area chart:style-name="ch4" table:cell-range-address="r3_aggregate.C36:r3_aggregate.H43 r3_aggregate.D35:r3_aggregate.H35" chart:data-source-has-labels="row" svg:x="1.33cm" svg:y="1.301cm" svg:width="11.548cm" svg:height="6.544cm">
          <chartooo:coordinate-region svg:x="3.248cm" svg:y="1.501cm" svg:width="9.444cm" svg:height="5.697cm"/>
          <chart:axis chart:dimension="x" chart:name="primary-x" chart:style-name="ch5">
            <chart:title svg:x="6.637cm" svg:y="8.025cm" chart:style-name="ch6">
              <text:p>Scale</text:p>
            </chart:title>
          </chart:axis>
          <chart:axis chart:dimension="y" chart:name="primary-y" chart:style-name="ch7">
            <chart:title svg:x="0.451cm" svg:y="5.04cm" chart:style-name="ch8">
              <text:p>TEPS</text:p>
            </chart:title>
          </chart:axis>
          <chart:series chart:style-name="ch9" chart:values-cell-range-address="r3_aggregate.D36:r3_aggregate.D43" chart:label-cell-address="r3_aggregate.D35:r3_aggregate.D35" chart:class="chart:scatter">
            <chart:domain table:cell-range-address="r3_aggregate.C36:r3_aggregate.C43"/>
            <chart:data-point chart:repeated="8"/>
          </chart:series>
          <chart:series chart:style-name="ch10" chart:values-cell-range-address="r3_aggregate.E36:r3_aggregate.E43" chart:label-cell-address="r3_aggregate.E35:r3_aggregate.E35" chart:class="chart:scatter">
            <chart:data-point chart:repeated="8"/>
          </chart:series>
          <chart:series chart:style-name="ch11" chart:values-cell-range-address="r3_aggregate.F36:r3_aggregate.F43" chart:label-cell-address="r3_aggregate.F35:r3_aggregate.F35" chart:class="chart:scatter">
            <chart:data-point chart:repeated="8"/>
          </chart:series>
          <chart:series chart:style-name="ch12" chart:values-cell-range-address="r3_aggregate.G36:r3_aggregate.G43" chart:label-cell-address="r3_aggregate.G35:r3_aggregate.G35" chart:class="chart:scatter">
            <chart:data-point chart:repeated="8"/>
          </chart:series>
          <chart:series chart:style-name="ch13" chart:values-cell-range-address="r3_aggregate.H36:r3_aggregate.H43" chart:label-cell-address="r3_aggregate.H35:r3_aggregate.H35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2 Nodes</text:p>
                <draw:g>
                  <svg:desc>r3_aggregate.D35:r3_aggregate.D35</svg:desc>
                </draw:g>
              </table:table-cell>
              <table:table-cell office:value-type="string">
                <text:p>4 Nodes</text:p>
                <draw:g>
                  <svg:desc>r3_aggregate.E35:r3_aggregate.E35</svg:desc>
                </draw:g>
              </table:table-cell>
              <table:table-cell office:value-type="string">
                <text:p>8 Nodes</text:p>
                <draw:g>
                  <svg:desc>r3_aggregate.F35:r3_aggregate.F35</svg:desc>
                </draw:g>
              </table:table-cell>
              <table:table-cell office:value-type="string">
                <text:p>16 Nodes</text:p>
                <draw:g>
                  <svg:desc>r3_aggregate.G35:r3_aggregate.G35</svg:desc>
                </draw:g>
              </table:table-cell>
              <table:table-cell office:value-type="string">
                <text:p>32 Nodes</text:p>
                <draw:g>
                  <svg:desc>r3_aggregate.H35:r3_aggregate.H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r3_aggregate.C36:r3_aggregate.C43</svg:desc>
                </draw:g>
              </table:table-cell>
              <table:table-cell office:value-type="float" office:value="4870500">
                <text:p>4870500</text:p>
                <draw:g>
                  <svg:desc>r3_aggregate.D36:r3_aggregate.D43</svg:desc>
                </draw:g>
              </table:table-cell>
              <table:table-cell office:value-type="float" office:value="3392740">
                <text:p>3392740</text:p>
                <draw:g>
                  <svg:desc>r3_aggregate.E36:r3_aggregate.E43</svg:desc>
                </draw:g>
              </table:table-cell>
              <table:table-cell office:value-type="float" office:value="2134150">
                <text:p>2134150</text:p>
                <draw:g>
                  <svg:desc>r3_aggregate.F36:r3_aggregate.F43</svg:desc>
                </draw:g>
              </table:table-cell>
              <table:table-cell office:value-type="float" office:value="939176">
                <text:p>939176</text:p>
                <draw:g>
                  <svg:desc>r3_aggregate.G36:r3_aggregate.G43</svg:desc>
                </draw:g>
              </table:table-cell>
              <table:table-cell office:value-type="float" office:value="501137">
                <text:p>501137</text:p>
                <draw:g>
                  <svg:desc>r3_aggregate.H36:r3_aggregate.H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3147900">
                <text:p>13147900</text:p>
              </table:table-cell>
              <table:table-cell office:value-type="float" office:value="12748500">
                <text:p>12748500</text:p>
              </table:table-cell>
              <table:table-cell office:value-type="float" office:value="10373500">
                <text:p>10373500</text:p>
              </table:table-cell>
              <table:table-cell office:value-type="float" office:value="6478480">
                <text:p>6478480</text:p>
              </table:table-cell>
              <table:table-cell office:value-type="float" office:value="3230850">
                <text:p>32308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5888800">
                <text:p>15888800</text:p>
              </table:table-cell>
              <table:table-cell office:value-type="float" office:value="23806900">
                <text:p>23806900</text:p>
              </table:table-cell>
              <table:table-cell office:value-type="float" office:value="22964700">
                <text:p>22964700</text:p>
              </table:table-cell>
              <table:table-cell office:value-type="float" office:value="20633600">
                <text:p>20633600</text:p>
              </table:table-cell>
              <table:table-cell office:value-type="float" office:value="16941800">
                <text:p>169418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7716940">
                <text:p>7716940</text:p>
              </table:table-cell>
              <table:table-cell office:value-type="float" office:value="10543000">
                <text:p>10543000</text:p>
              </table:table-cell>
              <table:table-cell office:value-type="float" office:value="17768900">
                <text:p>17768900</text:p>
              </table:table-cell>
              <table:table-cell office:value-type="float" office:value="32610600">
                <text:p>32610600</text:p>
              </table:table-cell>
              <table:table-cell office:value-type="float" office:value="47967100">
                <text:p>47967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7497000">
                <text:p>7497000</text:p>
              </table:table-cell>
              <table:table-cell office:value-type="float" office:value="9964010">
                <text:p>9964010</text:p>
              </table:table-cell>
              <table:table-cell office:value-type="float" office:value="17319500">
                <text:p>17319500</text:p>
              </table:table-cell>
              <table:table-cell office:value-type="float" office:value="31997800">
                <text:p>31997800</text:p>
              </table:table-cell>
              <table:table-cell office:value-type="float" office:value="62281000">
                <text:p>62281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7526210">
                <text:p>7526210</text:p>
              </table:table-cell>
              <table:table-cell office:value-type="float" office:value="9990810">
                <text:p>9990810</text:p>
              </table:table-cell>
              <table:table-cell office:value-type="float" office:value="17118300">
                <text:p>17118300</text:p>
              </table:table-cell>
              <table:table-cell office:value-type="float" office:value="31711500">
                <text:p>31711500</text:p>
              </table:table-cell>
              <table:table-cell office:value-type="float" office:value="60617300">
                <text:p>606173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25800">
                <text:p>17125800</text:p>
              </table:table-cell>
              <table:table-cell office:value-type="float" office:value="31593400">
                <text:p>31593400</text:p>
              </table:table-cell>
              <table:table-cell office:value-type="float" office:value="57758400">
                <text:p>577584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006300">
                <text:p>57006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6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scatter" chart:style-name="ch1">
        <chart:title svg:x="4.674cm" svg:y="0.316cm" chart:style-name="ch2">
          <text:p>Nodes vs TEPS r3.large Amazon</text:p>
        </chart:title>
        <chart:legend chart:legend-position="end" svg:x="13.303cm" svg:y="2.461cm" style:legend-expansion="high" chart:style-name="ch3"/>
        <chart:plot-area chart:style-name="ch4" table:cell-range-address="r3_aggregate.J36:r3_aggregate.R40 r3_aggregate.K35:r3_aggregate.R35" chart:data-source-has-labels="row" svg:x="1.33cm" svg:y="1.301cm" svg:width="11.654cm" svg:height="6.544cm">
          <chartooo:coordinate-region svg:x="3.248cm" svg:y="1.501cm" svg:width="9.549cm" svg:height="5.697cm"/>
          <chart:axis chart:dimension="x" chart:name="primary-x" chart:style-name="ch5">
            <chart:title svg:x="5.856cm" svg:y="8.025cm" chart:style-name="ch6">
              <text:p>Number of nodes</text:p>
            </chart:title>
          </chart:axis>
          <chart:axis chart:dimension="y" chart:name="primary-y" chart:style-name="ch7">
            <chart:title svg:x="0.451cm" svg:y="5.04cm" chart:style-name="ch8">
              <text:p>TEPS</text:p>
            </chart:title>
          </chart:axis>
          <chart:series chart:style-name="ch9" chart:values-cell-range-address="r3_aggregate.K36:r3_aggregate.K40" chart:label-cell-address="r3_aggregate.K35:r3_aggregate.K35" chart:class="chart:scatter">
            <chart:domain table:cell-range-address="r3_aggregate.J36:r3_aggregate.J40"/>
            <chart:data-point chart:repeated="5"/>
          </chart:series>
          <chart:series chart:style-name="ch10" chart:values-cell-range-address="r3_aggregate.L36:r3_aggregate.L40" chart:label-cell-address="r3_aggregate.L35:r3_aggregate.L35" chart:class="chart:scatter">
            <chart:data-point chart:repeated="5"/>
          </chart:series>
          <chart:series chart:style-name="ch11" chart:values-cell-range-address="r3_aggregate.M36:r3_aggregate.M40" chart:label-cell-address="r3_aggregate.M35:r3_aggregate.M35" chart:class="chart:scatter">
            <chart:data-point chart:repeated="5"/>
          </chart:series>
          <chart:series chart:style-name="ch12" chart:values-cell-range-address="r3_aggregate.N36:r3_aggregate.N40" chart:label-cell-address="r3_aggregate.N35:r3_aggregate.N35" chart:class="chart:scatter">
            <chart:data-point chart:repeated="5"/>
          </chart:series>
          <chart:series chart:style-name="ch13" chart:values-cell-range-address="r3_aggregate.O36:r3_aggregate.O40" chart:label-cell-address="r3_aggregate.O35:r3_aggregate.O35" chart:class="chart:scatter">
            <chart:data-point chart:repeated="5"/>
          </chart:series>
          <chart:series chart:style-name="ch14" chart:values-cell-range-address="r3_aggregate.P36:r3_aggregate.P40" chart:label-cell-address="r3_aggregate.P35:r3_aggregate.P35" chart:class="chart:scatter">
            <chart:data-point chart:repeated="5"/>
          </chart:series>
          <chart:series chart:style-name="ch15" chart:values-cell-range-address="r3_aggregate.Q36:r3_aggregate.Q40" chart:label-cell-address="r3_aggregate.Q35:r3_aggregate.Q35" chart:class="chart:scatter">
            <chart:data-point chart:repeated="5"/>
          </chart:series>
          <chart:series chart:style-name="ch16" chart:values-cell-range-address="r3_aggregate.R36:r3_aggregate.R40" chart:label-cell-address="r3_aggregate.R35:r3_aggregate.R35" chart:class="chart:scatter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Scale 9</text:p>
                <draw:g>
                  <svg:desc>r3_aggregate.K35:r3_aggregate.K35</svg:desc>
                </draw:g>
              </table:table-cell>
              <table:table-cell office:value-type="string">
                <text:p>Scale 12</text:p>
                <draw:g>
                  <svg:desc>r3_aggregate.L35:r3_aggregate.L35</svg:desc>
                </draw:g>
              </table:table-cell>
              <table:table-cell office:value-type="string">
                <text:p>Scale 15</text:p>
                <draw:g>
                  <svg:desc>r3_aggregate.M35:r3_aggregate.M35</svg:desc>
                </draw:g>
              </table:table-cell>
              <table:table-cell office:value-type="string">
                <text:p>Scale 18</text:p>
                <draw:g>
                  <svg:desc>r3_aggregate.N35:r3_aggregate.N35</svg:desc>
                </draw:g>
              </table:table-cell>
              <table:table-cell office:value-type="string">
                <text:p>Scale 21</text:p>
                <draw:g>
                  <svg:desc>r3_aggregate.O35:r3_aggregate.O35</svg:desc>
                </draw:g>
              </table:table-cell>
              <table:table-cell office:value-type="string">
                <text:p>Scale 24</text:p>
                <draw:g>
                  <svg:desc>r3_aggregate.P35:r3_aggregate.P35</svg:desc>
                </draw:g>
              </table:table-cell>
              <table:table-cell office:value-type="string">
                <text:p>Scale 27</text:p>
                <draw:g>
                  <svg:desc>r3_aggregate.Q35:r3_aggregate.Q35</svg:desc>
                </draw:g>
              </table:table-cell>
              <table:table-cell office:value-type="string">
                <text:p>Scale 30</text:p>
                <draw:g>
                  <svg:desc>r3_aggregate.R35:r3_aggregate.R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r3_aggregate.J36:r3_aggregate.J40</svg:desc>
                </draw:g>
              </table:table-cell>
              <table:table-cell office:value-type="float" office:value="4870500">
                <text:p>4870500</text:p>
                <draw:g>
                  <svg:desc>r3_aggregate.K36:r3_aggregate.K40</svg:desc>
                </draw:g>
              </table:table-cell>
              <table:table-cell office:value-type="float" office:value="13147900">
                <text:p>13147900</text:p>
                <draw:g>
                  <svg:desc>r3_aggregate.L36:r3_aggregate.L40</svg:desc>
                </draw:g>
              </table:table-cell>
              <table:table-cell office:value-type="float" office:value="15888800">
                <text:p>15888800</text:p>
                <draw:g>
                  <svg:desc>r3_aggregate.M36:r3_aggregate.M40</svg:desc>
                </draw:g>
              </table:table-cell>
              <table:table-cell office:value-type="float" office:value="7716940">
                <text:p>7716940</text:p>
                <draw:g>
                  <svg:desc>r3_aggregate.N36:r3_aggregate.N40</svg:desc>
                </draw:g>
              </table:table-cell>
              <table:table-cell office:value-type="float" office:value="7497000">
                <text:p>7497000</text:p>
                <draw:g>
                  <svg:desc>r3_aggregate.O36:r3_aggregate.O40</svg:desc>
                </draw:g>
              </table:table-cell>
              <table:table-cell office:value-type="float" office:value="7526210">
                <text:p>7526210</text:p>
                <draw:g>
                  <svg:desc>r3_aggregate.P36:r3_aggregate.P40</svg:desc>
                </draw:g>
              </table:table-cell>
              <table:table-cell office:value-type="float" office:value="NaN">
                <text:p>NaN</text:p>
                <draw:g>
                  <svg:desc>r3_aggregate.Q36:r3_aggregate.Q40</svg:desc>
                </draw:g>
              </table:table-cell>
              <table:table-cell office:value-type="float" office:value="NaN">
                <text:p>NaN</text:p>
                <draw:g>
                  <svg:desc>r3_aggregate.R36:r3_aggregate.R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392740">
                <text:p>3392740</text:p>
              </table:table-cell>
              <table:table-cell office:value-type="float" office:value="12748500">
                <text:p>12748500</text:p>
              </table:table-cell>
              <table:table-cell office:value-type="float" office:value="23806900">
                <text:p>23806900</text:p>
              </table:table-cell>
              <table:table-cell office:value-type="float" office:value="10543000">
                <text:p>10543000</text:p>
              </table:table-cell>
              <table:table-cell office:value-type="float" office:value="9964010">
                <text:p>9964010</text:p>
              </table:table-cell>
              <table:table-cell office:value-type="float" office:value="9990810">
                <text:p>9990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134150">
                <text:p>2134150</text:p>
              </table:table-cell>
              <table:table-cell office:value-type="float" office:value="10373500">
                <text:p>10373500</text:p>
              </table:table-cell>
              <table:table-cell office:value-type="float" office:value="22964700">
                <text:p>22964700</text:p>
              </table:table-cell>
              <table:table-cell office:value-type="float" office:value="17768900">
                <text:p>17768900</text:p>
              </table:table-cell>
              <table:table-cell office:value-type="float" office:value="17319500">
                <text:p>17319500</text:p>
              </table:table-cell>
              <table:table-cell office:value-type="float" office:value="17118300">
                <text:p>17118300</text:p>
              </table:table-cell>
              <table:table-cell office:value-type="float" office:value="17125800">
                <text:p>17125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939176">
                <text:p>939176</text:p>
              </table:table-cell>
              <table:table-cell office:value-type="float" office:value="6478480">
                <text:p>6478480</text:p>
              </table:table-cell>
              <table:table-cell office:value-type="float" office:value="20633600">
                <text:p>20633600</text:p>
              </table:table-cell>
              <table:table-cell office:value-type="float" office:value="32610600">
                <text:p>32610600</text:p>
              </table:table-cell>
              <table:table-cell office:value-type="float" office:value="31997800">
                <text:p>31997800</text:p>
              </table:table-cell>
              <table:table-cell office:value-type="float" office:value="31711500">
                <text:p>31711500</text:p>
              </table:table-cell>
              <table:table-cell office:value-type="float" office:value="31593400">
                <text:p>31593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501137">
                <text:p>501137</text:p>
              </table:table-cell>
              <table:table-cell office:value-type="float" office:value="3230850">
                <text:p>3230850</text:p>
              </table:table-cell>
              <table:table-cell office:value-type="float" office:value="16941800">
                <text:p>16941800</text:p>
              </table:table-cell>
              <table:table-cell office:value-type="float" office:value="47967100">
                <text:p>47967100</text:p>
              </table:table-cell>
              <table:table-cell office:value-type="float" office:value="62281000">
                <text:p>62281000</text:p>
              </table:table-cell>
              <table:table-cell office:value-type="float" office:value="60617300">
                <text:p>60617300</text:p>
              </table:table-cell>
              <table:table-cell office:value-type="float" office:value="57758400">
                <text:p>57758400</text:p>
              </table:table-cell>
              <table:table-cell office:value-type="float" office:value="57006300">
                <text:p>570063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